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3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4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5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6" style:parent-style-name="Domyślnaczcionkaakapitu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ostaliśmy tabele z danymi, które zostały opracowane i zaprezentowane w taki sposób, aby pokazać pewne zależności procesów deforestacji zachodzących w Brazylii. Jednak uważamy, że tymi<text:s/>danymi nie da się dokładnie odzwierciedlić sytuację z wylesianiem w Brazylii ponieważ brakuje zdecydowanie w tabelach danych odzwierciedlających czynnik ludzki. Jeśli chodzi o pożary, to czy to byli naturalne zjawiska, czy podpalenia, jeśli chodzi o wylesienie, to czy to była konsekwencja spontanicznych wycinek, czy nieprawidłowej gospodarki leśnej. Założyliśmy sobie, że jesteśmy zwolennikami takiego modelu biznesowego, który powodował by zachowanie lasu tropikalnego.</text:p>
      <text:p text:style-name="Standard">Z historycznej perspektywy Brazylia (czy ten kawałek terytorium Ameryki południowej) była cała porośnięta lasem tropikalnym i najpierw się rozwijali miasta położone na wybrzeżu atlantyckim, a ekspansja postępowała w stronę lądu powoli, ale nieustannie – działo się to jeszcze w czasach kiedy temat lasów tropikalnych nikogo nie interesował, czyli w wieku XVIII, XIX.</text:p>
      <text:p text:style-name="Standard"/>
      <text:p text:style-name="Standard">Instituto Nacional de Pesquisas Espaciais INPE - National Institute for Space Research</text:p>
      <text:p text:style-name="Standard"/>
      <text:p text:style-name="Standard">Real GDP per capita $14,600 (2021 est.) Inflation rate - 8.3% (2021 est.), 5,3 % 2022.</text:p>
      <text:p text:style-name="Standard">Polska dla porównania na PKB 34000 $ w 2021 roku. Czyli Brazylia to ogromny (prawie 30 razy większa od Polski) ale biedny kraj, do tego dochodzi słabe państwo. Gęstość zaludnienia 26 osób na 1km2 <text:s/>- Polska 122/1 km2.<text:s/>Populacja 217 mln.</text:p>
      <text:p text:style-name="Standard">Lasy zajmują 61,9%. (dane z 2018) w Brazylii w porównaniu do Polski 30% to dużo.</text:p>
      <text:p text:style-name="Standard"/>
      <text:p text:style-name="Standard"/>
      <text:p text:style-name="Standard">Stany Brazylii, które borykają się z deforestacją, nie są najbardziej zaludnionymi obszarami kraju.<text:s/>Najbardziej zaludnione jest wybrzeże Atlantyku, gdzie jest zdecydowanie wyższa świadomość ekologiczna i realizowane są projekty zalesiania.</text:p>
      <text:p text:style-name="Standard">Brazylia wymienionych w prezentacji Stanów to jak Polska B w niezbyt dawnych czasach, gdzie poziom dochodu na głowę jest wyraźnie niższy, a świadomość ekologiczna jest nieznaczna. Z kolei rozwój kraju postępuje nieustannie – są budowane autostrady przez puszczę amazońską, co w oczywisty sposób powoduje wylesienie dużych obszarów, ale też udostępnia las tropikalny na rabunkowe korzystanie.</text:p>
      <text:p text:style-name="Standard">Trudności, z którymi się borykamy: W zasadzie ekspansja na północny zachód i zachód w Brazylii nie może zostać powstrzymana bo jest to raczej normalny proces rozwijającego się państwa, w którym 90% populacji nie ma nic przeciwko wycinania lasów amazońskich – kluczem jest zwiększanie świadomości populacji o wartości posiadanego skarbu w postaci lasów tropikalnych – jak pod względem ilości potencjalnych turystów zagranicznych, tak pod względem stabilizującego działania <text:s/>na klimat.</text:p>
      <text:p text:style-name="Standard"/>
      <text:p text:style-name="Standard"/>
      <text:p text:style-name="Standard"><text:span text:style-name="T2">Stany Amapa, Maranhao,</text:span><text:s/>najbardziej rokują w sensie organizowania turystyki celem zachowania istniejącego lasu jak również zwiększenia wydajności terenów już posiadanych.</text:p>
      <text:p text:style-name="Standard"><text:span text:style-name="T3">Stan</text:span><text:span text:style-name="T4"><text:s/>Tocantins</text:span><text:s/>praktycznie nie posiada już lasu tropikalnego i raczej nadaje się na zalesianie.</text:p>
      <text:p text:style-name="Standard"><text:span text:style-name="T5">Amazonas, Roraima, Acre i Para</text:span><text:s/>– stany najbardziej problematyczne w sensie deforestacji – są jednymi z największych, najmniej zasiedlonych, najbardziej zalesionych<text:s/>i narażone są na konsekwencje budowy dróg,<text:s/>rabunkowej gospodarki i wylesiania dla organizacji pastwisk.</text:p>
      <text:p text:style-name="Standard"><text:span text:style-name="T6">Stany Mato Grosso i Rondonia</text:span><text:s/>mają szanse na zostawienie enklaw (resztek) lasów tropikalnych, które mogą też<text:s/>być wykorzystane dla<text:s/>rozwoju turystyki.</text:p>
      <text:p text:style-name="Standard"/>
      <text:p text:style-name="Standard">Perspektywa: Lasy w Brazylii znikają, bo kupujemy od Brazylii (ale też z innych krajów) mnóstwo produktów pochodzących z wylesionych terenów. Bo nie tylko Brazylijczycy są odpowiedzialni za wylesianie u siebie.</text:p>
      <text:p text:style-name="Standard">W 2021 EU zapewniła 52% importowanej mrożonej wołowiny z Brazylii, jak również 28% całego importu garbowanej skóry i 30% gotowych skór.</text:p>
      <text:soft-page-break/>
      <text:p text:style-name="Standard">W 2022 w EU została zaakceptowana nowa ustawa o zapobieganiu sprzedaży na rynku EU przez firmy handlujące kawą, wołowiną, soja i innymi surowcami powiązane z wylesianiem – dotyczy ta ustawa w dużej mierze Brazylii<text:s/>(bo jest największym producentem tych dóbr), ale też firm z innych krajów. Firmy brazylijskie będą musiały udowadniać, że ich łańcuchy dostawcze nie przyczyniają się do destrukcji lasów (nie tylko w Brazylii), jak również<text:s/>oczywiście<text:s/>odseparuje<text:s/>te firmy, które nie będą w stanie tego udowodnić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drzej Lososowski</meta:initial-creator>
    <dc:creator>Andrzej Lososowski</dc:creator>
    <meta:creation-date>2023-02-17T17:12:00Z</meta:creation-date>
    <dc:date>2023-02-18T14:10:00Z</dc:date>
    <meta:template xlink:href="Normal.dotm" xlink:type="simple"/>
    <meta:editing-cycles>1</meta:editing-cycles>
    <meta:editing-duration>PT24060S</meta:editing-duration>
    <meta:document-statistic meta:page-count="2" meta:paragraph-count="8" meta:word-count="597" meta:character-count="4172" meta:row-count="29" meta:non-whitespace-character-count="3583"/>
  </office:meta>
</office:document-meta>
</file>